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9in" svg:x="0.1768in" svg:y="0.0594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8080" calcext:value-type="float">
            <text:p>8080</text:p>
          </table:table-cell>
          <table:table-cell table:formula="of:=SUM([.H46:.H47])" office:value-type="float" office:value="192" calcext:value-type="float">
            <text:p>192</text:p>
          </table:table-cell>
          <table:table-cell table:formula="of:=SUM([.K46] /[.J46])" office:value-type="percentage" office:value="0.0237623762376238" calcext:value-type="percentage">
            <text:p>2.38%</text:p>
          </table:table-cell>
          <table:table-cell table:formula="of:=[.J46]/ 100" office:value-type="float" office:value="80.8" calcext:value-type="float">
            <text:p>80.8</text:p>
          </table:table-cell>
          <table:table-cell table:formula="of:=[.L46]*10000" office:value-type="float" office:value="237.623762376238" calcext:value-type="float">
            <text:p>237.6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71966" calcext:value-type="float">
            <text:p>371966</text:p>
          </table:table-cell>
          <table:table-cell table:style-name="ce1" table:formula="of:=SUM([.H3:.H65])" office:value-type="float" office:value="3579" calcext:value-type="float">
            <text:p>3579</text:p>
          </table:table-cell>
          <table:table-cell table:formula="of:=[.H67]/[.G67]" office:value-type="percentage" office:value="0.00962184715807359" calcext:value-type="percentage">
            <text:p>0.96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20:25:10.511860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9-04T20:26:46.141557581</dc:date>
    <meta:editing-duration>P2DT17H40M13S</meta:editing-duration>
    <meta:editing-cycles>159</meta:editing-cycles>
    <meta:generator>LibreOffice/6.4.7.2$Linux_X86_64 LibreOffice_project/40$Build-2</meta:generator>
    <meta:document-statistic meta:table-count="2" meta:cell-count="130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3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2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192">
                <text:p>192</text:p>
              </table:table-cell>
              <table:table-cell office:value-type="float" office:value="1978.5">
                <text:p>1978.5</text:p>
              </table:table-cell>
              <table:table-cell office:value-type="float" office:value="80.8">
                <text:p>80.8</text:p>
              </table:table-cell>
              <table:table-cell office:value-type="float" office:value="237.623762376238">
                <text:p>237.623762376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